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" svg:font-family="'Linux Libertine', Georgia, Times, 'Source Serif Pro'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>
      <style:text-properties officeooo:rsid="005397a0" officeooo:paragraph-rsid="005397a0"/>
    </style:style>
    <style:style style:name="P2" style:family="paragraph" style:parent-style-name="Text_20_body">
      <style:text-properties officeooo:paragraph-rsid="005397a0"/>
    </style:style>
    <style:style style:name="P3" style:family="paragraph" style:parent-style-name="Text_20_body">
      <style:text-properties officeooo:rsid="005397a0" officeooo:paragraph-rsid="005397a0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 style:parent-style-name="Heading_20_1" style:list-style-name="">
      <style:text-properties officeooo:rsid="0053d899" officeooo:paragraph-rsid="0053d899"/>
    </style:style>
    <style:style style:name="P7" style:family="paragraph" style:parent-style-name="Heading_20_1">
      <style:paragraph-properties fo:break-before="page"/>
      <style:text-properties officeooo:rsid="0053d899" officeooo:paragraph-rsid="0053d899"/>
    </style:style>
    <style:style style:name="P8" style:family="paragraph" style:parent-style-name="Heading_20_2">
      <style:text-properties officeooo:rsid="00549c90" officeooo:paragraph-rsid="00549c90"/>
    </style:style>
    <style:style style:name="P9" style:family="paragraph" style:parent-style-name="Text_20_body">
      <style:text-properties officeooo:paragraph-rsid="00549c90"/>
    </style:style>
    <style:style style:name="P10" style:family="paragraph" style:parent-style-name="Text_20_body">
      <style:text-properties officeooo:paragraph-rsid="0053d899"/>
    </style:style>
    <style:style style:name="P11" style:family="paragraph">
      <loext:graphic-properties draw:fill-color="#b4c7dc"/>
      <style:paragraph-properties style:writing-mode="lr-tb"/>
    </style:style>
    <style:style style:name="P12" style:family="paragraph">
      <style:text-properties fo:font-size="12pt"/>
    </style:style>
    <style:style style:name="P13" style:family="paragraph">
      <loext:graphic-properties draw:fill-color="#b4c7dc"/>
      <style:paragraph-properties style:writing-mode="lr-tb"/>
      <style:text-properties fo:font-size="12pt"/>
    </style:style>
    <style:style style:name="P14" style:family="paragraph" style:parent-style-name="Heading_20_3">
      <style:text-properties officeooo:rsid="00549c90" officeooo:paragraph-rsid="00549c90"/>
    </style:style>
    <style:style style:name="P15" style:family="paragraph" style:parent-style-name="Text_20_body" style:list-style-name="L1">
      <style:text-properties officeooo:rsid="00549c90" officeooo:paragraph-rsid="00549c90"/>
    </style:style>
    <style:style style:name="P16" style:family="paragraph" style:parent-style-name="Text_20_body" style:list-style-name="L1">
      <style:text-properties officeooo:rsid="0056fa4b" officeooo:paragraph-rsid="0056fa4b"/>
    </style:style>
    <style:style style:name="P17" style:family="paragraph" style:parent-style-name="Text_20_body">
      <style:text-properties officeooo:rsid="0056fa4b" officeooo:paragraph-rsid="0056fa4b"/>
    </style:style>
    <style:style style:name="P18" style:family="paragraph" style:parent-style-name="Heading_20_2">
      <style:text-properties officeooo:rsid="007a1efd" officeooo:paragraph-rsid="007a1efd"/>
    </style:style>
    <style:style style:name="P19" style:family="paragraph" style:parent-style-name="Text_20_body">
      <style:text-properties officeooo:paragraph-rsid="0056fa4b"/>
    </style:style>
    <style:style style:name="P20" style:family="paragraph">
      <loext:graphic-properties draw:fill-color="#b4c7dc"/>
    </style:style>
    <style:style style:name="P21" style:family="paragraph">
      <loext:graphic-properties draw:fill-color="#e16173"/>
    </style:style>
    <style:style style:name="P22" style:family="paragraph">
      <loext:graphic-properties draw:fill-color="#bf0041"/>
    </style:style>
    <style:style style:name="P23" style:family="paragraph" style:parent-style-name="Heading_20_3">
      <style:text-properties officeooo:rsid="0056fa4b" officeooo:paragraph-rsid="0056fa4b"/>
    </style:style>
    <style:style style:name="P24" style:family="paragraph" style:parent-style-name="Text_20_body" style:list-style-name="L2">
      <style:text-properties officeooo:rsid="0056fa4b" officeooo:paragraph-rsid="0056fa4b"/>
    </style:style>
    <style:style style:name="P25" style:family="paragraph" style:parent-style-name="Heading_20_1">
      <style:text-properties officeooo:rsid="0057d385" officeooo:paragraph-rsid="0057d385"/>
    </style:style>
    <style:style style:name="P26" style:family="paragraph" style:parent-style-name="Heading_20_2">
      <style:text-properties officeooo:rsid="0057d385" officeooo:paragraph-rsid="0057d385"/>
    </style:style>
    <style:style style:name="P27" style:family="paragraph" style:parent-style-name="Heading_20_3">
      <style:text-properties officeooo:rsid="0057d385" officeooo:paragraph-rsid="0057d385"/>
    </style:style>
    <style:style style:name="P28" style:family="paragraph" style:parent-style-name="Text_20_body" style:list-style-name="L3">
      <style:text-properties officeooo:rsid="005886b8" officeooo:paragraph-rsid="005886b8"/>
    </style:style>
    <style:style style:name="P29" style:family="paragraph" style:parent-style-name="Text_20_body" style:list-style-name="L3">
      <style:text-properties officeooo:rsid="005939d1" officeooo:paragraph-rsid="005939d1"/>
    </style:style>
    <style:style style:name="P30" style:family="paragraph" style:parent-style-name="Heading_20_3">
      <style:text-properties officeooo:rsid="005abfc7" officeooo:paragraph-rsid="005abfc7"/>
    </style:style>
    <style:style style:name="P31" style:family="paragraph" style:parent-style-name="Text_20_body">
      <style:text-properties officeooo:rsid="005abfc7" officeooo:paragraph-rsid="005abfc7"/>
    </style:style>
    <style:style style:name="P32" style:family="paragraph" style:parent-style-name="Text_20_body" style:list-style-name="L4">
      <style:text-properties officeooo:rsid="005abfc7" officeooo:paragraph-rsid="005abfc7"/>
    </style:style>
    <style:style style:name="P33" style:family="paragraph" style:parent-style-name="Text_20_body" style:list-style-name="L5">
      <style:text-properties officeooo:rsid="005abfc7" officeooo:paragraph-rsid="005abfc7"/>
    </style:style>
    <style:style style:name="P34" style:family="paragraph" style:parent-style-name="Heading_20_2">
      <style:text-properties officeooo:rsid="0057d385" officeooo:paragraph-rsid="005d97d0"/>
    </style:style>
    <style:style style:name="P35" style:family="paragraph" style:parent-style-name="Heading_20_3">
      <style:text-properties officeooo:rsid="0057d385" officeooo:paragraph-rsid="005d97d0"/>
    </style:style>
    <style:style style:name="P36" style:family="paragraph" style:parent-style-name="Text_20_body" style:list-style-name="L3">
      <style:text-properties officeooo:rsid="005886b8" officeooo:paragraph-rsid="005d97d0"/>
    </style:style>
    <style:style style:name="P37" style:family="paragraph" style:parent-style-name="Text_20_body" style:list-style-name="L3">
      <style:text-properties officeooo:rsid="005939d1" officeooo:paragraph-rsid="005d97d0"/>
    </style:style>
    <style:style style:name="P38" style:family="paragraph" style:parent-style-name="Heading_20_3">
      <style:text-properties officeooo:rsid="005abfc7" officeooo:paragraph-rsid="005d97d0"/>
    </style:style>
    <style:style style:name="P39" style:family="paragraph" style:parent-style-name="Heading_20_4">
      <style:text-properties officeooo:paragraph-rsid="005d97d0"/>
    </style:style>
    <style:style style:name="P40" style:family="paragraph" style:parent-style-name="Text_20_body">
      <style:text-properties officeooo:rsid="005abfc7" officeooo:paragraph-rsid="005d97d0"/>
    </style:style>
    <style:style style:name="P41" style:family="paragraph" style:parent-style-name="Text_20_body" style:list-style-name="L6">
      <style:text-properties officeooo:rsid="005abfc7" officeooo:paragraph-rsid="005d97d0"/>
    </style:style>
    <style:style style:name="P42" style:family="paragraph" style:parent-style-name="Text_20_body">
      <style:text-properties officeooo:rsid="0066b753" officeooo:paragraph-rsid="0066b753"/>
    </style:style>
    <style:style style:name="P43" style:family="paragraph" style:parent-style-name="Text_20_body" style:list-style-name="L7">
      <style:text-properties officeooo:rsid="0066b753" officeooo:paragraph-rsid="0066b753"/>
    </style:style>
    <style:style style:name="P44" style:family="paragraph" style:parent-style-name="Heading_20_4">
      <style:text-properties officeooo:rsid="00711eee" officeooo:paragraph-rsid="00711eee"/>
    </style:style>
    <style:style style:name="P45" style:family="paragraph" style:parent-style-name="Text_20_body">
      <style:text-properties officeooo:rsid="00711eee" officeooo:paragraph-rsid="00711eee"/>
    </style:style>
    <style:style style:name="P46" style:family="paragraph" style:parent-style-name="Text_20_body" style:list-style-name="L8">
      <style:text-properties officeooo:rsid="00711eee" officeooo:paragraph-rsid="00711eee"/>
    </style:style>
    <style:style style:name="P47" style:family="paragraph" style:parent-style-name="Text_20_body" style:list-style-name="L9">
      <style:text-properties officeooo:rsid="00711eee" officeooo:paragraph-rsid="00711eee"/>
    </style:style>
    <style:style style:name="P48" style:family="paragraph" style:parent-style-name="Text_20_body">
      <style:text-properties officeooo:rsid="00711eee" officeooo:paragraph-rsid="0071e376"/>
    </style:style>
    <style:style style:name="P49" style:family="paragraph" style:parent-style-name="Text_20_body" style:list-style-name="L10">
      <style:text-properties officeooo:rsid="005abfc7" officeooo:paragraph-rsid="005d97d0"/>
    </style:style>
    <style:style style:name="P50" style:family="paragraph" style:parent-style-name="Heading_20_2">
      <style:text-properties officeooo:rsid="0040de1f" officeooo:paragraph-rsid="00624693"/>
    </style:style>
    <style:style style:name="P51" style:family="paragraph" style:parent-style-name="Text_20_body">
      <style:text-properties officeooo:rsid="004ef99a" officeooo:paragraph-rsid="00624693"/>
    </style:style>
    <style:style style:name="P52" style:family="paragraph" style:parent-style-name="Heading_20_3">
      <style:text-properties officeooo:rsid="00426b4f" officeooo:paragraph-rsid="00624693"/>
    </style:style>
    <style:style style:name="P53" style:family="paragraph" style:parent-style-name="Text_20_body" style:list-style-name="L11">
      <style:text-properties officeooo:rsid="007c4df3" officeooo:paragraph-rsid="00624693"/>
    </style:style>
    <style:style style:name="P54" style:family="paragraph" style:parent-style-name="Heading_20_3">
      <style:text-properties officeooo:paragraph-rsid="00624693"/>
    </style:style>
    <style:style style:name="P55" style:family="paragraph" style:parent-style-name="Text_20_body" style:list-style-name="L11">
      <style:text-properties officeooo:rsid="00200a31" officeooo:paragraph-rsid="00624693"/>
    </style:style>
    <style:style style:name="P56" style:family="paragraph" style:parent-style-name="Text_20_body" style:list-style-name="L11">
      <style:text-properties officeooo:rsid="007e0d60" officeooo:paragraph-rsid="00624693"/>
    </style:style>
    <style:style style:name="P57" style:family="paragraph" style:parent-style-name="Text_20_body" style:list-style-name="L11">
      <style:text-properties officeooo:rsid="007e6264" officeooo:paragraph-rsid="00624693"/>
    </style:style>
    <style:style style:name="P58" style:family="paragraph" style:parent-style-name="Text_20_body" style:list-style-name="L11">
      <style:text-properties officeooo:rsid="007ecf05" officeooo:paragraph-rsid="00624693"/>
    </style:style>
    <style:style style:name="P59" style:family="paragraph" style:parent-style-name="Text_20_body">
      <style:text-properties officeooo:rsid="007ecf05" officeooo:paragraph-rsid="00624693"/>
    </style:style>
    <style:style style:name="P60" style:family="paragraph" style:parent-style-name="Heading_20_2">
      <style:text-properties officeooo:rsid="001e8d01" officeooo:paragraph-rsid="006d8c55"/>
    </style:style>
    <style:style style:name="P61" style:family="paragraph" style:parent-style-name="Text_20_body">
      <style:text-properties officeooo:rsid="001e8d01" officeooo:paragraph-rsid="006d8c55"/>
    </style:style>
    <style:style style:name="P62" style:family="paragraph" style:parent-style-name="Heading_20_3">
      <style:text-properties officeooo:rsid="001e8d01" officeooo:paragraph-rsid="006d8c55"/>
    </style:style>
    <style:style style:name="P63" style:family="paragraph" style:parent-style-name="Text_20_body" style:list-style-name="L12">
      <style:text-properties officeooo:rsid="001e8d01" officeooo:paragraph-rsid="006d8c55"/>
    </style:style>
    <style:style style:name="P64" style:family="paragraph" style:parent-style-name="Text_20_body" style:list-style-name="L12">
      <style:text-properties officeooo:rsid="0073f6b0" officeooo:paragraph-rsid="006d8c55"/>
    </style:style>
    <style:style style:name="P65" style:family="paragraph" style:parent-style-name="Text_20_body" style:list-style-name="L12">
      <style:text-properties officeooo:rsid="0074624e" officeooo:paragraph-rsid="0074624e"/>
    </style:style>
    <style:style style:name="P66" style:family="paragraph" style:parent-style-name="Text_20_body" style:list-style-name="L12">
      <style:text-properties officeooo:rsid="0072b676" officeooo:paragraph-rsid="006d8c55"/>
    </style:style>
    <style:style style:name="P67" style:family="paragraph" style:parent-style-name="Text_20_body" style:list-style-name="L12">
      <style:text-properties officeooo:rsid="006f7b94" officeooo:paragraph-rsid="006f7b94"/>
    </style:style>
    <style:style style:name="P68" style:family="paragraph" style:parent-style-name="Text_20_body" style:list-style-name="L12">
      <style:text-properties officeooo:rsid="00763139" officeooo:paragraph-rsid="006d8c55"/>
    </style:style>
    <style:style style:name="P69" style:family="paragraph" style:parent-style-name="Heading_20_3">
      <style:text-properties officeooo:paragraph-rsid="006d8c55"/>
    </style:style>
    <style:style style:name="P70" style:family="paragraph" style:parent-style-name="Text_20_body" style:list-style-name="L13">
      <style:text-properties officeooo:rsid="00200a31" officeooo:paragraph-rsid="006d8c55"/>
    </style:style>
    <style:style style:name="P71" style:family="paragraph" style:parent-style-name="Text_20_body" style:list-style-name="L13">
      <style:text-properties officeooo:rsid="0078efe1" officeooo:paragraph-rsid="006d8c55"/>
    </style:style>
    <style:style style:name="P72" style:family="paragraph" style:parent-style-name="Text_20_body" style:list-style-name="L13">
      <style:text-properties officeooo:rsid="00715eab" officeooo:paragraph-rsid="007535f9"/>
    </style:style>
    <style:style style:name="P73" style:family="paragraph" style:parent-style-name="Text_20_body" style:list-style-name="L13">
      <style:text-properties officeooo:rsid="00715eab" officeooo:paragraph-rsid="006d8c55"/>
    </style:style>
    <style:style style:name="P74" style:family="paragraph" style:parent-style-name="Text_20_body" style:list-style-name="L13">
      <style:text-properties officeooo:rsid="007a3561" officeooo:paragraph-rsid="006d8c55"/>
    </style:style>
    <style:style style:name="P75" style:family="paragraph" style:parent-style-name="Text_20_body" style:list-style-name="L13">
      <style:text-properties officeooo:paragraph-rsid="0081ab38"/>
    </style:style>
    <style:style style:name="P76" style:family="paragraph" style:parent-style-name="Text_20_body">
      <style:text-properties officeooo:paragraph-rsid="0081ab38"/>
    </style:style>
    <style:style style:name="P77" style:family="paragraph" style:parent-style-name="Text_20_body" style:list-style-name="L14">
      <style:text-properties officeooo:rsid="00820167" officeooo:paragraph-rsid="00820167"/>
    </style:style>
    <style:style style:name="P78" style:family="paragraph" style:parent-style-name="Text_20_body" style:list-style-name="L14">
      <style:text-properties officeooo:rsid="0082c1d3" officeooo:paragraph-rsid="0082c1d3"/>
    </style:style>
    <style:style style:name="P79" style:family="paragraph" style:parent-style-name="Text_20_body" style:list-style-name="L14">
      <style:text-properties officeooo:rsid="0082d8ea" officeooo:paragraph-rsid="0082d8ea"/>
    </style:style>
    <style:style style:name="T1" style:family="text">
      <style:text-properties officeooo:rsid="00549c90"/>
    </style:style>
    <style:style style:name="T2" style:family="text">
      <style:text-properties officeooo:rsid="0056fa4b"/>
    </style:style>
    <style:style style:name="T3" style:family="text">
      <style:text-properties officeooo:rsid="005397a0"/>
    </style:style>
    <style:style style:name="T4" style:family="text">
      <style:text-properties fo:font-size="12pt"/>
    </style:style>
    <style:style style:name="T5" style:family="text">
      <style:text-properties officeooo:rsid="00624693"/>
    </style:style>
    <style:style style:name="T6" style:family="text">
      <style:text-properties officeooo:rsid="005776b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65b989"/>
    </style:style>
    <style:style style:name="T9" style:family="text">
      <style:text-properties officeooo:rsid="005d97d0"/>
    </style:style>
    <style:style style:name="T10" style:family="text">
      <style:text-properties officeooo:rsid="005ff9db"/>
    </style:style>
    <style:style style:name="T11" style:family="text">
      <style:text-properties officeooo:rsid="0072701e"/>
    </style:style>
    <style:style style:name="T12" style:family="text">
      <style:text-properties officeooo:rsid="0071e376"/>
    </style:style>
    <style:style style:name="T13" style:family="text">
      <style:text-properties officeooo:rsid="0060f27f"/>
    </style:style>
    <style:style style:name="T14" style:family="text">
      <style:text-properties officeooo:rsid="005063a0"/>
    </style:style>
    <style:style style:name="T15" style:family="text">
      <style:text-properties officeooo:rsid="007e0d60"/>
    </style:style>
    <style:style style:name="T16" style:family="text">
      <style:text-properties officeooo:rsid="00726b01"/>
    </style:style>
    <style:style style:name="T17" style:family="text">
      <style:text-properties officeooo:rsid="006d8c55"/>
    </style:style>
    <style:style style:name="T18" style:family="text">
      <style:text-properties officeooo:rsid="0076eea7"/>
    </style:style>
    <style:style style:name="T19" style:family="text">
      <style:text-properties officeooo:rsid="006f7b94"/>
    </style:style>
    <style:style style:name="T20" style:family="text">
      <style:text-properties officeooo:rsid="00756569"/>
    </style:style>
    <style:style style:name="T21" style:family="text">
      <style:text-properties officeooo:rsid="0076397b"/>
    </style:style>
    <style:style style:name="T22" style:family="text">
      <style:text-properties officeooo:rsid="0078691e"/>
    </style:style>
    <style:style style:name="T23" style:family="text">
      <style:text-properties officeooo:rsid="00200a31"/>
    </style:style>
    <style:style style:name="T24" style:family="text">
      <style:text-properties officeooo:rsid="0074624e"/>
    </style:style>
    <style:style style:name="T25" style:family="text">
      <style:text-properties officeooo:rsid="006f917b"/>
    </style:style>
    <style:style style:name="T26" style:family="text">
      <style:text-properties officeooo:rsid="007479ca"/>
    </style:style>
    <style:style style:name="T27" style:family="text">
      <style:text-properties officeooo:rsid="007a3561"/>
    </style:style>
    <style:style style:name="T28" style:family="text">
      <style:text-properties officeooo:rsid="007535f9"/>
    </style:style>
    <style:style style:name="T29" style:family="text">
      <style:text-properties officeooo:rsid="007b8922"/>
    </style:style>
    <style:style style:name="T30" style:family="text">
      <style:text-properties officeooo:rsid="0082c1d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909in" fo:min-width="0.857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6937in" fo:min-width="1.38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4193in" fo:min-width="5.253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b4c7dc" draw:textarea-horizontal-align="justify" draw:textarea-vertical-align="middle" draw:auto-grow-height="false" fo:min-height="0.3154in" fo:min-width="1.586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b4c7dc" draw:textarea-horizontal-align="justify" draw:textarea-vertical-align="middle" draw:auto-grow-height="false" fo:min-height="1.761in" fo:min-width="2.604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b4c7dc" draw:textarea-horizontal-align="justify" draw:textarea-vertical-align="middle" draw:auto-grow-height="false" fo:min-height="0.25in" fo:min-width="1.073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b4c7dc" draw:textarea-horizontal-align="justify" draw:textarea-vertical-align="middle" draw:auto-grow-height="false" fo:min-height="0.2492in" fo:min-width="1.07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b4c7dc" draw:textarea-horizontal-align="justify" draw:textarea-vertical-align="middle" draw:auto-grow-height="false" fo:min-height="2.1252in" fo:min-width="3.96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2398in" fo:min-width="3.96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e16173" draw:textarea-horizontal-align="justify" draw:textarea-vertical-align="middle" draw:auto-grow-height="false" fo:min-height="0.1409in" fo:min-width="0.140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bf0041" draw:auto-grow-height="false" fo:min-height="0.0575in" fo:min-width="0.1126in" fo:wrap-option="wrap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1409in" fo:min-width="0.140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ladiator</text:h>
      <text:p text:style-name="P2"/>
      <text:h text:style-name="Heading_20_1" text:outline-level="1">Overview</text:h>
      <text:p text:style-name="P3">User chooses a class from the menu and is put in an area with monsters to fight. <text:s/>The user will <text:span text:style-name="T1">be able to move and attack <text:s/>in the arena. <text:s/></text:span><text:span text:style-name="T2">Enemies will progressively get hard to kill and the game is over when the user has no more hit points. <text:s/>Each enemy killed will score 1 * enemy level. <text:s/>So a level 1 enemy will score 1 point and a level 10 will be 10 points.</text:span></text:p>
      <text:p text:style-name="P3"/>
      <text:h text:style-name="Heading_20_1" text:outline-level="1">Scenes <text:span text:style-name="T3">Transitions</text:span></text:h>
      <text:p text:style-name="Text_20_body"><draw:custom-shape text:anchor-type="paragraph" draw:z-index="0" draw:name="Shape 1" draw:style-name="gr1" draw:text-style-name="P4" svg:width="1.2122in" svg:height="0.6941in" svg:x="-0.2598in" svg:y="-0.0071in"><text:p><text:s text:c="2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2" draw:text-style-name="P4" svg:width="1.3894in" svg:height="0.6941in" svg:x="1.7508in" svg:y="0.0138in"><text:p><text:s text:c="2"/>Menu</text:p><draw:enhanced-geometry svg:viewBox="0 0 21600 21600" draw:type="rectangle" draw:enhanced-path="M 0 0 L 21600 0 21600 21600 0 21600 0 0 Z N"/></draw:custom-shape><draw:custom-shape text:anchor-type="paragraph" draw:z-index="1" draw:name="Shape 2" draw:style-name="gr1" draw:text-style-name="P4" svg:width="1.2122in" svg:height="0.6941in" svg:x="3.9173in" svg:y="0.0138in"><text:p><text:s text:c="2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><draw:line text:anchor-type="paragraph" draw:z-index="4" draw:name="Horizontal line 1" draw:style-name="gr3" draw:text-style-name="P5" svg:x1="3.1189in" svg:y1="0.0291in" svg:x2="3.9173in" svg:y2="0.0327in"><text:p/></draw:line><draw:line text:anchor-type="paragraph" draw:z-index="5" draw:name="Horizontal line 2" draw:style-name="gr4" draw:text-style-name="P5" svg:x1="3.1189in" svg:y1="0.0291in" svg:x2="3.9173in" svg:y2="0.0327in"><text:p text:style-name="P5">Quit</text:p></draw:line><draw:line text:anchor-type="paragraph" draw:z-index="6" draw:name="Horizontal line 3" draw:style-name="gr3" draw:text-style-name="P5" svg:x1="1.011in" svg:y1="0.0291in" svg:x2="1.7047in" svg:y2="0.0291in"><text:p/></draw:line></text:p>
      <text:p text:style-name="Text_20_body"><draw:line text:anchor-type="paragraph" draw:z-index="7" draw:name="Horizontal line 4" draw:style-name="gr4" draw:text-style-name="P5" svg:x1="2.0039in" svg:y1="0.0728in" svg:x2="1.9728in" svg:y2="1.0874in"><text:p text:style-name="P5">Start</text:p></draw:line><draw:line text:anchor-type="paragraph" draw:z-index="8" draw:name="Horizontal line 5" draw:style-name="gr4" draw:text-style-name="P5" svg:x1="2.6602in" svg:y1="1.0874in" svg:x2="2.6913in" svg:y2="0.0728in"><text:p text:style-name="P5">Victory or Death</text:p></draw:line></text:p>
      <text:p text:style-name="Text_20_body"/>
      <text:p text:style-name="Text_20_body"/>
      <text:p text:style-name="Text_20_body"><draw:custom-shape text:anchor-type="paragraph" draw:z-index="3" draw:name="Shape 4" draw:style-name="gr2" draw:text-style-name="P4" svg:width="1.3894in" svg:height="0.6941in" svg:x="1.7402in" svg:y="0.1354in"><text:p><text:s text:c="2"/>Battle</text:p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h text:style-name="P6" text:outline-level="1"/>
      <text:h text:style-name="P7" text:outline-level="1">Scenes</text:h>
      <text:h text:style-name="P8" text:outline-level="2">Main Menu</text:h>
      <text:p text:style-name="P9"><draw:custom-shape text:anchor-type="paragraph" draw:z-index="9" draw:name="Shape 5" draw:style-name="gr5" draw:text-style-name="P4" svg:width="5.2539in" svg:height="2.4197in" svg:x="-0.1346in" svg:y="0.1201in"><text:p/><draw:enhanced-geometry svg:viewBox="0 0 21600 21600" draw:type="rectangle" draw:enhanced-path="M 0 0 L 21600 0 21600 21600 0 21600 0 0 Z N"/></draw:custom-shape></text:p>
      <text:p text:style-name="P10"><draw:custom-shape text:anchor-type="paragraph" draw:z-index="12" draw:name="Shape 12" draw:style-name="gr6" draw:text-style-name="P11" svg:width="1.587in" svg:height="0.3157in" svg:x="0.1047in" svg:y="-0.0516in"><text:p><text:s/>Gladiator</text:p><draw:enhanced-geometry svg:viewBox="0 0 21600 21600" draw:type="rectangle" draw:enhanced-path="M 0 0 L 21600 0 21600 21600 0 21600 0 0 Z N"/></draw:custom-shape><draw:custom-shape text:anchor-type="paragraph" draw:z-index="13" draw:name="Shape 13" draw:style-name="gr6" draw:text-style-name="P11" svg:width="1.587in" svg:height="0.3157in" svg:x="3.1984in" svg:y="-0.0827in"><text:p><text:s/>High Score</text:p><draw:enhanced-geometry svg:viewBox="0 0 21600 21600" draw:type="rectangle" draw:enhanced-path="M 0 0 L 21600 0 21600 21600 0 21600 0 0 Z N"/></draw:custom-shape></text:p>
      <text:p text:style-name="P10"><draw:custom-shape text:anchor-type="paragraph" draw:z-index="11" draw:name="Shape 11" draw:style-name="gr7" draw:text-style-name="P11" svg:width="2.6043in" svg:height="1.7614in" svg:x="2.202in" svg:y="0.0193in"><text:p><text:s/>Instructions</text:p><draw:enhanced-geometry svg:viewBox="0 0 21600 21600" draw:type="rectangle" draw:enhanced-path="M 0 0 L 21600 0 21600 21600 0 21600 0 0 Z N"/></draw:custom-shape></text:p>
      <text:p text:style-name="P10"/>
      <text:p text:style-name="P10"><draw:custom-shape text:anchor-type="paragraph" draw:z-index="14" draw:name="Shape 7" draw:style-name="gr8" draw:text-style-name="P13" svg:width="1.074in" svg:height="0.2504in" svg:x="0.3272in" svg:y="0.0417in"><text:p text:style-name="P12"><text:span text:style-name="T4"><text:s/></text:span><text:span text:style-name="T4">New Game</text:span></text:p><draw:enhanced-geometry svg:viewBox="0 0 21600 21600" draw:type="rectangle" draw:enhanced-path="M 0 0 L 21600 0 21600 21600 0 21600 0 0 Z N"/></draw:custom-shape></text:p>
      <text:p text:style-name="P10"><draw:custom-shape text:anchor-type="paragraph" draw:z-index="10" draw:name="Shape 6" draw:style-name="gr9" draw:text-style-name="P11" svg:width="1.0732in" svg:height="0.2496in" svg:x="0.3063in" svg:y="0.0681in"><text:p><text:s/>Quit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h text:style-name="P14" text:outline-level="3">UI</text:h>
      <text:list text:style-name="L1">
        <text:list-item>
          <text:p text:style-name="P15">lbl_Title defaults to Gladiator</text:p>
        </text:list-item>
        <text:list-item>
          <text:p text:style-name="P15">btn<text:span text:style-name="T2">_</text:span><text:span text:style-name="T5">play</text:span><text:span text:style-name="T2"> </text:span><text:span text:style-name="T6">button starts a new game</text:span></text:p>
        </text:list-item>
        <text:list-item>
          <text:p text:style-name="P16">btn_quit <text:span text:style-name="T6">quites a game</text:span></text:p>
        </text:list-item>
        <text:list-item>
          <text:p text:style-name="P16">lbl_high_score <text:span text:style-name="T6">shows the high score to the user</text:span></text:p>
        </text:list-item>
        <text:list-item>
          <text:p text:style-name="P16">lbl_instructions <text:span text:style-name="T6">shows how to play the game</text:span></text:p>
        </text:list-item>
      </text:list>
      <text:p text:style-name="P17"/>
      <text:h text:style-name="P18" text:outline-level="2">Game</text:h>
      <text:p text:style-name="P19"><draw:custom-shape text:anchor-type="paragraph" draw:z-index="15" draw:name="Shape 8" draw:style-name="gr10" draw:text-style-name="P20" svg:width="3.9689in" svg:height="2.1252in" svg:x="-0.0165in" svg:y="0.1071in"><text:p/><draw:enhanced-geometry svg:viewBox="0 0 21600 21600" draw:type="rectangle" draw:enhanced-path="M 0 0 L 21600 0 21600 21600 0 21600 0 0 Z N"/></draw:custom-shape><draw:custom-shape text:anchor-type="paragraph" draw:z-index="23" draw:name="Shape 19" draw:style-name="gr11" svg:width="3.9689in" svg:height="0.2398in" svg:x="-0.0165in" svg:y="0.1902in"><text:p/><draw:enhanced-geometry svg:viewBox="0 0 21600 21600" draw:type="rectangle" draw:enhanced-path="M 0 0 L 21600 0 21600 21600 0 21600 0 0 Z N"/></draw:custom-shape></text:p>
      <text:p text:style-name="P19"><draw:custom-shape text:anchor-type="paragraph" draw:z-index="20" draw:name="Shape 18" draw:style-name="gr12" draw:text-style-name="P21" svg:width="0.198in" svg:height="0.198in" svg:x="2.8583in" svg:y="0.1752in"><text:p/>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4" draw:name="Shape 20" draw:style-name="gr13" draw:text-style-name="P22" svg:width="0.1461in" svg:height="0.1776in" svg:x="3.1291in" svg:y="-0.0646in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25" draw:name="Shape 21" draw:style-name="gr13" draw:text-style-name="P22" svg:width="0.1461in" svg:height="0.1776in" svg:x="3.3272in" svg:y="-0.0646in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26" draw:name="Shape 22" draw:style-name="gr13" draw:text-style-name="P22" svg:width="0.1461in" svg:height="0.1776in" svg:x="3.5563in" svg:y="-0.0646in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/text:p>
      <text:p text:style-name="P19"><draw:custom-shape text:anchor-type="paragraph" draw:z-index="17" draw:name="Shape 15" draw:style-name="gr12" draw:text-style-name="P21" svg:width="0.198in" svg:height="0.198in" svg:x="0.7437in" svg:y="0.166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1" draw:name="Shape 10" draw:style-name="gr12" draw:text-style-name="P21" svg:width="0.198in" svg:height="0.198in" svg:x="1.6291in" svg:y="-0.0736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19"><draw:custom-shape text:anchor-type="paragraph" draw:z-index="16" draw:name="Shape 9" draw:style-name="gr14" svg:width="0.198in" svg:height="0.198in" svg:x="1.6811in" svg:y="0.0307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2" draw:name="Shape 14" draw:style-name="gr12" draw:text-style-name="P21" svg:width="0.198in" svg:height="0.198in" svg:x="2.2437in" svg:y="0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19"><draw:custom-shape text:anchor-type="paragraph" draw:z-index="18" draw:name="Shape 16" draw:style-name="gr12" draw:text-style-name="P21" svg:width="0.198in" svg:height="0.198in" svg:x="1.0563in" svg:y="0.1665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19"><draw:custom-shape text:anchor-type="paragraph" draw:z-index="19" draw:name="Shape 17" draw:style-name="gr12" draw:text-style-name="P21" svg:width="0.198in" svg:height="0.198in" svg:x="2.4311in" svg:y="-0.047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17"/>
      <text:h text:style-name="P23" text:outline-level="3"><text:soft-page-break/>UI</text:h>
      <text:list text:style-name="L2">
        <text:list-item>
          <text:p text:style-name="P24">Heart<text:span text:style-name="T6">s</text:span> represents hits remaining before game over.</text:p>
        </text:list-item>
        <text:list-item>
          <text:p text:style-name="P24">Red smiley faces represent the other opponents sprites</text:p>
        </text:list-item>
        <text:list-item>
          <text:p text:style-name="P24">Blue smiley face is the user.</text:p>
        </text:list-item>
      </text:list>
      <text:h text:style-name="P25" text:outline-level="1">Classes</text:h>
      <text:h text:style-name="P26" text:outline-level="2">Gladiator</text:h>
      <text:h text:style-name="P27" text:outline-level="3">Variables</text:h>
      <text:list xml:id="list1646743979" text:style-name="L3">
        <text:list-item>
          <text:p text:style-name="P28">__walk_animation</text:p>
        </text:list-item>
        <text:list-item>
          <text:p text:style-name="P28">__attack_animation</text:p>
        </text:list-item>
        <text:list-item>
          <text:p text:style-name="P29">__move_speed_x</text:p>
        </text:list-item>
        <text:list-item>
          <text:p text:style-name="P29">__move_speed_y</text:p>
        </text:list-item>
      </text:list>
      <text:h text:style-name="P30" text:outline-level="3">Methods</text:h>
      <text:h text:style-name="Heading_20_4" text:outline-level="4">__init__</text:h>
      <text:p text:style-name="P31">Parameters:</text:p>
      <text:list text:style-name="L4">
        <text:list-item>
          <text:p text:style-name="P32">none</text:p>
        </text:list-item>
      </text:list>
      <text:p text:style-name="P31">set the __walk_animation to the gladiator_walk_sheet</text:p>
      <text:p text:style-name="P31">set the __attack_animation to the gladiator_attack_sheet</text:p>
      <text:h text:style-name="Heading_20_4" text:outline-level="4">process</text:h>
      <text:p text:style-name="P31">Parameters:</text:p>
      <text:list text:style-name="L5">
        <text:list-item>
          <text:p text:style-name="P33">none</text:p>
        </text:list-item>
      </text:list>
      <text:p text:style-name="P31">Check what key was press and do the appropriate action.</text:p>
      <text:p text:style-name="P31"><text:span text:style-name="T7">A</text:span> – Left</text:p>
      <text:p text:style-name="P31"><text:span text:style-name="T7">D</text:span> – Right</text:p>
      <text:p text:style-name="P31"><text:span text:style-name="T7">W</text:span> – UP</text:p>
      <text:p text:style-name="P31"><text:span text:style-name="T7">S</text:span> – Down</text:p>
      <text:p text:style-name="P31"><text:span text:style-name="T7">[space bar]</text:span> – attack</text:p>
      <text:p text:style-name="P31"/>
      <text:h text:style-name="P34" text:outline-level="2"><text:soft-page-break/><text:span text:style-name="T8">Enemy</text:span>Gladiator</text:h>
      <text:h text:style-name="P35" text:outline-level="3">Variables</text:h>
      <text:list text:continue-list="list1646743979" text:style-name="L3">
        <text:list-item>
          <text:p text:style-name="P36">__walk_animation</text:p>
        </text:list-item>
        <text:list-item>
          <text:p text:style-name="P36">__attack_animation</text:p>
        </text:list-item>
        <text:list-item>
          <text:p text:style-name="P37">__move_speed_x</text:p>
        </text:list-item>
        <text:list-item>
          <text:p text:style-name="P37">__move_speed_y</text:p>
        </text:list-item>
      </text:list>
      <text:h text:style-name="P38" text:outline-level="3">Methods</text:h>
      <text:h text:style-name="P39" text:outline-level="4">__init__</text:h>
      <text:p text:style-name="P40">Parameters:</text:p>
      <text:list text:style-name="L6">
        <text:list-item>
          <text:p text:style-name="P41">none</text:p>
        </text:list-item>
      </text:list>
      <text:p text:style-name="P40">set the __walk_animation to the <text:span text:style-name="T9">enemy_</text:span>gladiator_walk_sheet <text:span text:style-name="T10">from assets</text:span></text:p>
      <text:p text:style-name="P40">set the __attack_animation to the <text:span text:style-name="T9">enemy_</text:span>gladiator_attack_sheet <text:span text:style-name="T10">from assets</text:span></text:p>
      <text:h text:style-name="Heading_20_4" text:outline-level="4">move_enemy_toward_player</text:h>
      <text:p text:style-name="P42">Parameters:</text:p>
      <text:list text:style-name="L7">
        <text:list-item>
          <text:p text:style-name="P43">player_x</text:p>
        </text:list-item>
        <text:list-item>
          <text:p text:style-name="P43">player_y</text:p>
        </text:list-item>
      </text:list>
      <text:p text:style-name="P42">Calculate the direction vector base on the player_x and player_y compared to this position</text:p>
      <text:p text:style-name="P42">update movement in that direction</text:p>
      <text:h text:style-name="P44" text:outline-level="4">Reset</text:h>
      <text:p text:style-name="P45">Parameters:</text:p>
      <text:list text:style-name="L8">
        <text:list-item>
          <text:p text:style-name="P46">none</text:p>
        </text:list-item>
      </text:list>
      <text:p text:style-name="P45">Variables</text:p>
      <text:list text:style-name="L9">
        <text:list-item>
          <text:p text:style-name="P47">spawn_point – <text:s/>1 of <text:span text:style-name="T11">4</text:span> spawn points on the map</text:p>
        </text:list-item>
      </text:list>
      <text:p text:style-name="P45">generate a random number 1 to <text:span text:style-name="T11">4</text:span> and store it in spawn_point.</text:p>
      <text:p text:style-name="P45">If spawn_point = 1:</text:p>
      <text:p text:style-name="P45"><text:tab/>set to spawn point 1 coordinates</text:p>
      <text:p text:style-name="P45">elif spawn_point = 2:</text:p>
      <text:p text:style-name="P45"><text:tab/>Set to spawn point 2 coordinates</text:p>
      <text:p text:style-name="P45"><text:soft-page-break/>elif spawn_point = 3:</text:p>
      <text:p text:style-name="P45"><text:tab/>Set to spawn point 3 coordinates</text:p>
      <text:p text:style-name="P48">elif spawn_point = <text:span text:style-name="T12">4</text:span>:</text:p>
      <text:p text:style-name="P48"><text:tab/>Set to spawn point <text:span text:style-name="T12">4</text:span> coordinates</text:p>
      <text:h text:style-name="P39" text:outline-level="4">process</text:h>
      <text:p text:style-name="P40">Parameters:</text:p>
      <text:list text:style-name="L10">
        <text:list-item>
          <text:p text:style-name="P49">none</text:p>
        </text:list-item>
      </text:list>
      <text:h text:style-name="P50" text:outline-level="2">MainMenu</text:h>
      <text:p text:style-name="P51">Main <text:span text:style-name="T13">menu</text:span> for the game. <text:s/>It will show the best score, instructions, and controls the <text:span text:style-name="T14">actions</text:span> of the game. <text:s/>Allows you to exit and play the game.</text:p>
      <text:h text:style-name="P52" text:outline-level="3">Variables</text:h>
      <text:list xml:id="list1925843394" text:style-name="L11">
        <text:list-item>
          <text:p text:style-name="P53">__command – holds the button press command defaults to play</text:p>
        </text:list-item>
        <text:list-item>
          <text:p text:style-name="P53">__high_score – holds the highest game score since launch.</text:p>
        </text:list-item>
      </text:list>
      <text:h text:style-name="P54" text:outline-level="3">Methods</text:h>
      <text:list text:continue-numbering="true" text:style-name="L11">
        <text:list-item>
          <text:p text:style-name="P55">__init__ - initialization of the <text:span text:style-name="T15">MainMenu</text:span> class. <text:s/></text:p>
          <text:list>
            <text:list-item>
              <text:p text:style-name="P56">Sets the high score</text:p>
            </text:list-item>
            <text:list-item>
              <text:p text:style-name="P56">Sets the default command</text:p>
            </text:list-item>
          </text:list>
        </text:list-item>
        <text:list-item>
          <text:p text:style-name="P55">process</text:p>
          <text:list>
            <text:list-item>
              <text:p text:style-name="P57">check if btn_quit is clicked</text:p>
              <text:list>
                <text:list-item>
                  <text:p text:style-name="P57">set __command to quit</text:p>
                </text:list-item>
                <text:list-item>
                  <text:p text:style-name="P57">stop</text:p>
                </text:list-item>
              </text:list>
            </text:list-item>
            <text:list-item>
              <text:p text:style-name="P57">check if btn_play.clicked</text:p>
              <text:list>
                <text:list-item>
                  <text:p text:style-name="P57">set __command to play</text:p>
                </text:list-item>
                <text:list-item>
                  <text:p text:style-name="P57">stop</text:p>
                </text:list-item>
              </text:list>
            </text:list-item>
          </text:list>
        </text:list-item>
        <text:list-item>
          <text:p text:style-name="P58">get_command</text:p>
          <text:list>
            <text:list-item>
              <text:p text:style-name="P58">returns __command to caller</text:p>
            </text:list-item>
          </text:list>
        </text:list-item>
        <text:list-item>
          <text:p text:style-name="P58">set_high_score</text:p>
          <text:list>
            <text:list-item>
              <text:p text:style-name="P58">sets the __high_score</text:p>
            </text:list-item>
          </text:list>
        </text:list-item>
      </text:list>
      <text:p text:style-name="P59"/>
      <text:h text:style-name="P60" text:outline-level="2"><text:soft-page-break/>Game</text:h>
      <text:p text:style-name="P61">Holds the game mechanics.</text:p>
      <text:h text:style-name="P62" text:outline-level="3"><text:s/>Variables</text:h>
      <text:list text:style-name="L12">
        <text:list-item>
          <text:p text:style-name="P63"><text:span text:style-name="T16">__</text:span>score – holds the current score. Defaults to 0.</text:p>
        </text:list-item>
        <text:list-item>
          <text:p text:style-name="P63"><text:span text:style-name="T16">__l</text:span>ives<text:span text:style-name="T16">_left</text:span> – holds the current lives left before the game is over. Defaults to 3</text:p>
        </text:list-item>
        <text:list-item>
          <text:p text:style-name="P64">__total_<text:span text:style-name="T17">gladiators</text:span> – holds the number of rocks sprites to create on the screen at one time.</text:p>
        </text:list-item>
        <text:list-item>
          <text:p text:style-name="P65">__gladiator_weapon</text:p>
        </text:list-item>
        <text:list-item>
          <text:p text:style-name="P66"><text:span text:style-name="T18">__</text:span><text:span text:style-name="T19">enemies</text:span> – holds the <text:span text:style-name="T19">EnemyGladiator</text:span> <text:span text:style-name="T20">sprites</text:span> created</text:p>
        </text:list-item>
        <text:list-item>
          <text:p text:style-name="P67"><text:span text:style-name="T21">__</text:span>gladiator – holds the Gladiator sprite created</text:p>
        </text:list-item>
        <text:list-item>
          <text:p text:style-name="P68"><text:span text:style-name="T22">__</text:span>lives – holds the life sprites</text:p>
          <text:p text:style-name="P63"/>
        </text:list-item>
      </text:list>
      <text:h text:style-name="P69" text:outline-level="3"><text:s/><text:span text:style-name="T23">Methods</text:span></text:h>
      <text:list text:style-name="L13">
        <text:list-item>
          <text:p text:style-name="P70">__init__ - initialization of the Game class. <text:s/></text:p>
          <text:list>
            <text:list-item>
              <text:p text:style-name="P70">Sets the score to 0 and lives to 3.</text:p>
            </text:list-item>
            <text:list-item>
              <text:p text:style-name="P71">resets gem</text:p>
            </text:list-item>
          </text:list>
        </text:list-item>
        <text:list-item>
          <text:p text:style-name="P70">process</text:p>
          <text:list>
            <text:list-item>
              <text:p text:style-name="P72">Check if <text:span text:style-name="T24">__gladiator_weapon</text:span> collides with <text:span text:style-name="T25">enemy</text:span></text:p>
              <text:list>
                <text:list-item>
                  <text:p text:style-name="P73">play sound assets/<text:span text:style-name="T26">damage</text:span>.wav</text:p>
                </text:list-item>
                <text:list-item>
                  <text:p text:style-name="P71">adds one to the score</text:p>
                </text:list-item>
                <text:list-item>
                  <text:p text:style-name="P73">reset <text:span text:style-name="T25">enemy</text:span> <text:span text:style-name="T27">sprite</text:span></text:p>
                </text:list-item>
              </text:list>
            </text:list-item>
            <text:list-item>
              <text:p text:style-name="P73">Check if <text:span text:style-name="T24">__</text:span><text:span text:style-name="T28">gladiator</text:span> collides with <text:span text:style-name="T24">enemy</text:span></text:p>
              <text:list>
                <text:list-item>
                  <text:p text:style-name="P73">play sound assets/<text:span text:style-name="T26">hit</text:span>.wav</text:p>
                </text:list-item>
                <text:list-item>
                  <text:p text:style-name="P73">substract 1 life from <text:span text:style-name="T16">__lives_left</text:span></text:p>
                </text:list-item>
                <text:list-item>
                  <text:p text:style-name="P74">reset rock sprite</text:p>
                </text:list-item>
              </text:list>
            </text:list-item>
            <text:list-item>
              <text:p text:style-name="P75"><text:span text:style-name="T23">Check if there are more than 0 lives left. <text:s/>If there are 0 lives left return to main menu scene</text:span></text:p>
            </text:list-item>
          </text:list>
        </text:list-item>
        <text:list-item>
          <text:p text:style-name="P75">getScore – returns the <text:span text:style-name="T29">__</text:span>score</text:p>
        </text:list-item>
      </text:list>
      <text:p text:style-name="P76"/>
      <text:h text:style-name="Heading_20_1" text:outline-level="1"><text:soft-page-break/>Milestones</text:h>
      <text:list text:style-name="L14">
        <text:list-item>
          <text:p text:style-name="P77"><text:span text:style-name="T30">Create</text:span> Main Menu Scene with background &amp; buttons, title, highscore, instructions</text:p>
        </text:list-item>
        <text:list-item>
          <text:p text:style-name="P78">Create Gladiator sprite with walking animations, attack animations, and movement</text:p>
        </text:list-item>
        <text:list-item>
          <text:p text:style-name="P78">Create enemy gladiator sprite with one of 4 spawn locations and different speeds</text:p>
        </text:list-item>
        <text:list-item>
          <text:p text:style-name="P78">Add function to move enemy to gladiator.</text:p>
        </text:list-item>
        <text:list-item>
          <text:p text:style-name="P78">Add attack sprite and check collision with enemy gladiator</text:p>
        </text:list-item>
        <text:list-item>
          <text:p text:style-name="P79">Score System – for each enemy collided with attack sprite at to score.</text:p>
        </text:list-item>
        <text:list-item>
          <text:p text:style-name="P79">Health system – for each enemy collided with gladiator sprite.</text:p>
        </text:list-item>
        <text:list-item>
          <text:p text:style-name="P79">Persistent state for high scor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" svg:font-family="'Linux Libertine', Georgia, Times, 'Source Serif Pro'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46" style:display-name="ListLabel 46" style:family="text">
      <style:text-properties style:font-name="Liberation Serif1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="Liberation Serif1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="Liberation Serif1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7:59:11.422698963</meta:creation-date>
    <dc:date>2024-11-21T18:53:33.401278978</dc:date>
    <meta:editing-duration>PT4H37M13S</meta:editing-duration>
    <meta:editing-cycles>72</meta:editing-cycles>
    <meta:generator>LibreOffice/24.8.2.1$Linux_X86_64 LibreOffice_project/480$Build-1</meta:generator>
    <meta:document-statistic meta:table-count="0" meta:image-count="0" meta:object-count="0" meta:page-count="7" meta:paragraph-count="129" meta:word-count="675" meta:character-count="3898" meta:non-whitespace-character-count="3385"/>
  </office:meta>
</office:document-meta>
</file>